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rsid="0018771e" officeooo:paragraph-rsid="0024a237"/>
    </style:style>
    <style:style style:name="P4" style:family="paragraph" style:parent-style-name="Standard">
      <style:text-properties officeooo:paragraph-rsid="0018771e"/>
    </style:style>
    <style:style style:name="P5" style:family="paragraph" style:parent-style-name="Standard">
      <style:text-properties officeooo:paragraph-rsid="00194e7f"/>
    </style:style>
    <style:style style:name="P6" style:family="paragraph" style:parent-style-name="Standard">
      <style:text-properties officeooo:rsid="00194e7f" officeooo:paragraph-rsid="00194e7f"/>
    </style:style>
    <style:style style:name="P7" style:family="paragraph" style:parent-style-name="Standard">
      <style:text-properties officeooo:rsid="001b1bad" officeooo:paragraph-rsid="001b1bad"/>
    </style:style>
    <style:style style:name="P8" style:family="paragraph" style:parent-style-name="Standard">
      <style:text-properties officeooo:rsid="0020f367" officeooo:paragraph-rsid="0020f367"/>
    </style:style>
    <style:style style:name="P9" style:family="paragraph" style:parent-style-name="Standard">
      <style:text-properties officeooo:rsid="002273d7" officeooo:paragraph-rsid="002273d7"/>
    </style:style>
    <style:style style:name="P10" style:family="paragraph" style:parent-style-name="Standard">
      <style:text-properties officeooo:paragraph-rsid="00239d16"/>
    </style:style>
    <style:style style:name="P11" style:family="paragraph" style:parent-style-name="Standard">
      <style:text-properties officeooo:rsid="00239d16" officeooo:paragraph-rsid="00239d16"/>
    </style:style>
    <style:style style:name="P12" style:family="paragraph" style:parent-style-name="Standard">
      <style:text-properties officeooo:rsid="0024a237" officeooo:paragraph-rsid="0024a237"/>
    </style:style>
    <style:style style:name="P13" style:family="paragraph" style:parent-style-name="Standard">
      <style:text-properties officeooo:rsid="0024a237" officeooo:paragraph-rsid="002d48ff"/>
    </style:style>
    <style:style style:name="P14" style:family="paragraph" style:parent-style-name="Standard">
      <style:text-properties officeooo:rsid="00262231" officeooo:paragraph-rsid="00262231"/>
    </style:style>
    <style:style style:name="P15" style:family="paragraph" style:parent-style-name="Standard">
      <style:text-properties officeooo:rsid="0026ebd0" officeooo:paragraph-rsid="0026ebd0"/>
    </style:style>
    <style:style style:name="P16" style:family="paragraph" style:parent-style-name="Standard">
      <style:text-properties officeooo:rsid="0028bb88" officeooo:paragraph-rsid="0028bb88"/>
    </style:style>
    <style:style style:name="P17" style:family="paragraph" style:parent-style-name="Standard">
      <style:text-properties officeooo:rsid="002d48ff" officeooo:paragraph-rsid="002d48ff"/>
    </style:style>
    <style:style style:name="P18" style:family="paragraph" style:parent-style-name="Standard">
      <style:text-properties officeooo:rsid="002d48ff" officeooo:paragraph-rsid="00315953"/>
    </style:style>
    <style:style style:name="P19" style:family="paragraph" style:parent-style-name="Standard">
      <style:text-properties officeooo:rsid="00315953" officeooo:paragraph-rsid="00315953"/>
    </style:style>
    <style:style style:name="P20" style:family="paragraph" style:parent-style-name="Standard">
      <style:text-properties officeooo:rsid="00315953" officeooo:paragraph-rsid="0033296f"/>
    </style:style>
    <style:style style:name="P21" style:family="paragraph" style:parent-style-name="Standard">
      <style:text-properties officeooo:paragraph-rsid="00315953"/>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ext-properties fo:font-weight="bold" style:font-weight-asian="bold"/>
    </style:style>
    <style:style style:name="P24"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25" style:family="paragraph" style:parent-style-name="Standard">
      <style:paragraph-properties fo:margin-top="0cm" fo:margin-bottom="0cm" loext:contextual-spacing="false" fo:line-height="100%"/>
      <style:text-properties officeooo:rsid="002273d7" officeooo:paragraph-rsid="002273d7"/>
    </style:style>
    <style:style style:name="P26" style:family="paragraph" style:parent-style-name="Heading_20_2">
      <style:text-properties officeooo:rsid="0018771e"/>
    </style:style>
    <style:style style:name="P27" style:family="paragraph" style:parent-style-name="Heading_20_2">
      <style:text-properties officeooo:rsid="0018771e" officeooo:paragraph-rsid="0018771e"/>
    </style:style>
    <style:style style:name="P28" style:family="paragraph" style:parent-style-name="Heading_20_2">
      <style:text-properties officeooo:rsid="0018771e" officeooo:paragraph-rsid="001b1bad"/>
    </style:style>
    <style:style style:name="P29" style:family="paragraph" style:parent-style-name="Heading_20_2">
      <style:text-properties officeooo:rsid="0018771e" officeooo:paragraph-rsid="002d48ff"/>
    </style:style>
    <style:style style:name="P30" style:family="paragraph" style:parent-style-name="Heading_20_2">
      <style:text-properties officeooo:paragraph-rsid="00194e7f"/>
    </style:style>
    <style:style style:name="P31" style:family="paragraph" style:parent-style-name="Heading_20_2">
      <style:text-properties officeooo:rsid="002273d7" officeooo:paragraph-rsid="002273d7"/>
    </style:style>
    <style:style style:name="P32" style:family="paragraph" style:parent-style-name="Heading_20_2">
      <style:text-properties officeooo:rsid="0024a237" officeooo:paragraph-rsid="002d48ff"/>
    </style:style>
    <style:style style:name="P33" style:family="paragraph" style:parent-style-name="Heading_20_2">
      <style:text-properties officeooo:rsid="002d48ff" officeooo:paragraph-rsid="002d48ff"/>
    </style:style>
    <style:style style:name="P34" style:family="paragraph" style:parent-style-name="Heading_20_2">
      <style:text-properties officeooo:rsid="002d48ff" officeooo:paragraph-rsid="00315953"/>
    </style:style>
    <style:style style:name="P35" style:family="paragraph" style:parent-style-name="Heading_20_3">
      <style:text-properties officeooo:rsid="0033296f" officeooo:paragraph-rsid="0033296f"/>
    </style:style>
    <style:style style:name="P36" style:family="paragraph" style:parent-style-name="Standard">
      <style:text-properties officeooo:rsid="00315953" officeooo:paragraph-rsid="00315953"/>
    </style:style>
    <style:style style:name="P37"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6ebd0"/>
    </style:style>
    <style:style style:name="T9" style:family="text">
      <style:text-properties officeooo:rsid="002aeb3d"/>
    </style:style>
    <style:style style:name="T10" style:family="text">
      <style:text-properties officeooo:rsid="002bf929"/>
    </style:style>
    <style:style style:name="T11" style:family="text">
      <style:text-properties officeooo:rsid="002dc43f"/>
    </style:style>
    <style:style style:name="T12" style:family="text">
      <style:text-properties officeooo:rsid="002df5ba"/>
    </style:style>
    <style:style style:name="T13" style:family="text">
      <style:text-properties officeooo:rsid="002fbc85"/>
    </style:style>
    <style:style style:name="T14" style:family="text">
      <style:text-properties officeooo:rsid="00315953"/>
    </style:style>
    <style:style style:name="T15" style:family="text">
      <style:text-properties officeooo:rsid="0033296f"/>
    </style:style>
    <style:style style:name="T16" style:family="text">
      <style:text-properties officeooo:rsid="00348ba1"/>
    </style:style>
    <style:style style:name="T17" style:family="text">
      <style:text-properties officeooo:rsid="00379fcc"/>
    </style:style>
    <style:style style:name="T18" style:family="text">
      <style:text-properties officeooo:rsid="003995f5"/>
    </style:style>
    <style:style style:name="T19" style:family="text">
      <style:text-properties officeooo:rsid="0039d1e3"/>
    </style:style>
    <style:style style:name="T20" style:family="text">
      <style:text-properties officeooo:rsid="003ce5f1"/>
    </style:style>
    <style:style style:name="T21" style:family="text">
      <style:text-properties officeooo:rsid="003dd9bb"/>
    </style:style>
    <style:style style:name="T22" style:family="text">
      <style:text-properties officeooo:rsid="003f484c"/>
    </style:style>
    <style:style style:name="T23" style:family="text">
      <style:text-properties officeooo:rsid="00400978"/>
    </style:style>
    <style:style style:name="T24" style:family="text">
      <style:text-properties officeooo:rsid="0043739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text:span text:style-name="T21">the procedural implementation of</text:span> our game to behave similarly to the Atari 2600 version of the game. <text:span text:style-name="T21">We designed the object oriented implementation of our game to behave similarly to the version in the youtube video on the assignments moodle page.</text:span></text:p>
      <text:p text:style-name="Standard">We originally wrote the game using a procedural design methodology. We then rewrote the game from scratch using an object oriented design methodology <text:span text:style-name="T21">to better facilitate the expanding scope of the project</text:span>. <text:span text:style-name="T7">This document mostly describes the procedural implementation of the game.</text:span></text:p>
      <text:p text:style-name="P9">We spent a lot of time testing at each stage of <text:span text:style-name="T21">the</text:span> implementation<text:span text:style-name="T21">s</text:spa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P14">The current number of spare lives remaining appear under the level as icons.</text:p>
      <text:p text:style-name="Standard"/>
      <text:h text:style-name="Heading_20_2" text:outline-level="2">Controls</text:h>
      <text:p text:style-name="Standard"/>
      <text:p text:style-name="Standard">The keyboard is used to control <text:span text:style-name="T1">game-play.</text:span></text:p>
      <text:p text:style-name="Standard"><text:soft-page-break/></text:p>
      <table:table table:name="Table1" table:style-name="Table1">
        <table:table-column table:style-name="Table1.A"/>
        <table:table-column table:style-name="Table1.B"/>
        <table:table-row table:style-name="Table1.1">
          <table:table-cell table:style-name="Table1.A1" office:value-type="string">
            <text:p text:style-name="P23">Key</text:p>
          </table:table-cell>
          <table:table-cell table:style-name="Table1.A1" office:value-type="string">
            <text:p text:style-name="P23">Usage</text:p>
          </table:table-cell>
        </table:table-row>
        <table:table-row table:style-name="Table1.2">
          <table:table-cell table:style-name="Table1.A1" office:value-type="string">
            <text:p text:style-name="P22">Up arrow</text:p>
          </table:table-cell>
          <table:table-cell table:style-name="Table1.A1" office:value-type="string">
            <text:p text:style-name="P22">Accelerate ship</text:p>
          </table:table-cell>
        </table:table-row>
        <table:table-row table:style-name="Table1.1">
          <table:table-cell table:style-name="Table1.A1" office:value-type="string">
            <text:p text:style-name="P22">Down arrow</text:p>
          </table:table-cell>
          <table:table-cell table:style-name="Table1.A1" office:value-type="string">
            <text:p text:style-name="P22">Decelerate ship</text:p>
          </table:table-cell>
        </table:table-row>
        <table:table-row table:style-name="Table1.2">
          <table:table-cell table:style-name="Table1.A1" office:value-type="string">
            <text:p text:style-name="P22">Left arrow</text:p>
          </table:table-cell>
          <table:table-cell table:style-name="Table1.A1" office:value-type="string">
            <text:p text:style-name="P22">Rotate ship left </text:p>
          </table:table-cell>
        </table:table-row>
        <table:table-row table:style-name="Table1.1">
          <table:table-cell table:style-name="Table1.A1" office:value-type="string">
            <text:p text:style-name="P22">Right arrow</text:p>
          </table:table-cell>
          <table:table-cell table:style-name="Table1.A1" office:value-type="string">
            <text:p text:style-name="P22">Rotate ship right</text:p>
          </table:table-cell>
        </table:table-row>
        <table:table-row table:style-name="Table1.2">
          <table:table-cell table:style-name="Table1.A1" office:value-type="string">
            <text:p text:style-name="P22">Space bar</text:p>
          </table:table-cell>
          <table:table-cell table:style-name="Table1.A1" office:value-type="string">
            <text:p text:style-name="P22">Fire laser bolt</text:p>
          </table:table-cell>
        </table:table-row>
        <table:table-row table:style-name="Table1.1">
          <table:table-cell table:style-name="Table1.A1" office:value-type="string">
            <text:p text:style-name="P22">Enter</text:p>
          </table:table-cell>
          <table:table-cell table:style-name="Table1.A1" office:value-type="string">
            <text:p text:style-name="P22">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30" text:outline-level="2">Ship <text:span text:style-name="T2">lives</text:span></text:h>
      <text:p text:style-name="P5"/>
      <text:p text:style-name="P5">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5"><text:span text:style-name="T2">On a new life, t</text:span>he ship returns to the centre of the <text:span text:style-name="T2">display</text:span> and is stationary.</text:p>
      <text:p text:style-name="P6">The ship doesn't re-spawn until the area around the centre of the display is free from aliens. <text:span text:style-name="T3">If the wait is too long, the ship spawns anyway.</text:span></text:p>
      <text:p text:style-name="P6">If there are no remaining lives, the game ends.</text:p>
      <text:p text:style-name="P6"/>
      <text:h text:style-name="P31" text:outline-level="2">Alien visits</text:h>
      <text:p text:style-name="P5"/>
      <text:p text:style-name="P9">In level 2 and above, a<text:span text:style-name="T8">n</text:span> alien randomly spawns. It approaches from either the left or right of the display randomly, then moves at a fixed speed across the display until it disappears off the side of the display. The alien ship randomly fires a laser bolt during it’s visit.</text:p>
      <text:p text:style-name="P9"><text:soft-page-break/>If the alien laser bol<text:span text:style-name="T9">t</text:span> hits the ship, the ship is destroyed. If a ship laser bolt hits the alien, the alien is destroyed. If the alien collides with the ship, the ship is destroyed.</text:p>
      <text:p text:style-name="P5"/>
      <text:h text:style-name="Heading_20_2" text:outline-level="2">Scoring</text:h>
      <text:p text:style-name="Standard"/>
      <text:p text:style-name="P10">When the user presses the Space bar, the ship fires a laser bolt that moves at a fixed speed in the direction the ship was facing when it fired the bolt.</text:p>
      <text:p text:style-name="P10">If a laser bolt hits an asteroid, the asteroid is destroyed and the score increases by an amount that depends on the size of the ship hit. You get more points for hitting a smaller asteroid.</text:p>
      <text:p text:style-name="P1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24">Object Shot</text:p>
          </table:table-cell>
          <table:table-cell table:style-name="Table2.A1" office:value-type="string">
            <text:p text:style-name="P23">Score</text:p>
          </table:table-cell>
        </table:table-row>
        <table:table-row table:style-name="Table2.1">
          <table:table-cell table:style-name="Table2.A1" office:value-type="string">
            <text:p text:style-name="P22">Large <text:span text:style-name="T7">Asteroid</text:span></text:p>
          </table:table-cell>
          <table:table-cell table:style-name="Table2.A1" office:value-type="string">
            <text:p text:style-name="P22">25</text:p>
          </table:table-cell>
        </table:table-row>
        <table:table-row table:style-name="Table2.3">
          <table:table-cell table:style-name="Table2.A1" office:value-type="string">
            <text:p text:style-name="P22">Medium <text:span text:style-name="T7">Asteroid</text:span></text:p>
          </table:table-cell>
          <table:table-cell table:style-name="Table2.A1" office:value-type="string">
            <text:p text:style-name="P22">50</text:p>
          </table:table-cell>
        </table:table-row>
        <table:table-row table:style-name="Table2.1">
          <table:table-cell table:style-name="Table2.A1" office:value-type="string">
            <text:p text:style-name="P22">Small <text:span text:style-name="T7">Asteroid</text:span></text:p>
          </table:table-cell>
          <table:table-cell table:style-name="Table2.A1" office:value-type="string">
            <text:p text:style-name="P22">100</text:p>
          </table:table-cell>
        </table:table-row>
        <table:table-row table:style-name="Table2.1">
          <table:table-cell table:style-name="Table2.A5" office:value-type="string">
            <text:p text:style-name="P25">Alien</text:p>
          </table:table-cell>
          <table:table-cell table:style-name="Table2.A5" office:value-type="string">
            <text:p text:style-name="P25">200</text:p>
          </table:table-cell>
        </table:table-row>
      </table:table>
      <text:p text:style-name="Standard"/>
      <text:p text:style-name="Standard"/>
      <text:h text:style-name="P26"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text:span text:style-name="T8">collides with an alien, or is shot with an alien laser bolt</text:span>, it is destroyed and an explosion animation plays at the location of the ship.</text:p>
      <text:p text:style-name="Standard">When a <text:span text:style-name="T8">ship</text:span> laser bolt collides with an asteroid, the asteroid is destroyed and an explosion animation plays at the location of the destroyed asteroid.</text:p>
      <text:p text:style-name="P15">When a ship laser bolt collides with an alien, the alien is destroyed and an explosion animation p<text:span text:style-name="T10">l</text:span>ays at the location of the destroyed alien.</text:p>
      <text:p text:style-name="Standard"/>
      <text:h text:style-name="Heading_20_2" text:outline-level="2"><text:soft-page-break/>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6">Aliens move faster on each level up.</text:p>
      <text:p text:style-name="P1"/>
      <text:h text:style-name="P28" text:outline-level="2">Game <text:span text:style-name="T3">over</text:span></text:h>
      <text:p text:style-name="P2"/>
      <text:p text:style-name="P7">When all the ships lives are destroyed, the game is over.</text:p>
      <text:p text:style-name="P7">A game over message displays and the user can press any key to restart the game.</text:p>
      <text:p text:style-name="P7">If the user has a key pressed down when the game ends, a small pause causes the game not to start straight away so the user can see the game over message.</text:p>
      <text:p text:style-name="Standard"/>
      <text:h text:style-name="P27" text:outline-level="2">Game <text:span text:style-name="T3">p</text:span>arameters</text:h>
      <text:p text:style-name="P4"/>
      <text:p text:style-name="P1">There's <text:span text:style-name="T6">some</text:span> game parameters that can be set in the Processing source code that affect game play.</text:p>
      <text:p text:style-name="P1"><draw:frame draw:style-name="fr1" draw:name="Object2" text:anchor-type="paragraph" svg:x="-0.665cm" svg:y="-0.101cm" svg:width="17.438cm" svg:height="13.469cm" draw:z-index="1"><draw:object xlink:href="./Object 2" xlink:type="simple" xlink:show="embed" xlink:actuate="onLoad"/><draw:image xlink:href="./ObjectReplacements/Object 2" xlink:type="simple" xlink:show="embed" xlink:actuate="onLoad"/></draw:frame><text:soft-page-break/></text:p>
      <text:p text:style-name="P8">There’s also some parameters that specify the explosion animations.</text:p>
      <text:p text:style-name="P8"><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Each element of each array specifies an explosion "frame" diameter. A frame is a circle of specified diameter. Explosion frames can be added <text:span text:style-name="T22">or </text:span>removed by simply <text:span text:style-name="T23">adding</text:span> or <text:span text:style-name="T23">removing elements to</text:span> the fixed size arrays. The last element in the arrays is the first frame of the animation, and the first element in the arrays is the last frame of an animation. When one of these objects explodes, an explosion animation starts at the location the object exploded.</text:p>
      <text:p text:style-name="P8"/>
      <text:p text:style-name="P16">The display size is set to a width of 500 and a height of 650 pixels <text:span text:style-name="T24">which is a 3x4 aspect ratio</text:span>.</text:p>
      <text:p text:style-name="P8"/>
      <text:h text:style-name="P29" text:outline-level="2"><text:soft-page-break/>Game parameters</text:h>
      <text:h text:style-name="P32" text:outline-level="2"/>
      <text:p text:style-name="P17">In addition to the game parameters, there are a number of variables used to represent the current game state.</text:p>
      <text:h text:style-name="P32" text:outline-level="2"/>
      <text:h text:style-name="P32" text:outline-level="2">Table of functions</text:h>
      <text:p text:style-name="P3"/>
      <text:p text:style-name="P12">The game has 48 functions divided into 12 groupings.</text:p>
      <text:p text:style-name="P12"/>
      <text:p text:style-name="P12"><draw:frame draw:style-name="fr1"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
      <text:p text:style-name="P12"/>
      <text:p text:style-name="P12"/>
      <text:p text:style-name="P12">Table: 12 function groupings.</text:p>
      <text:p text:style-name="P12"><draw:frame draw:style-name="fr2"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text:p text:style-name="P12"/>
      <text:h text:style-name="P33" text:outline-level="2"><text:soft-page-break/>How you implemented the various features</text:h>
      <text:p text:style-name="P13"/>
      <text:p text:style-name="Heading_20_3">Data structures</text:p>
      <text:p text:style-name="P17"/>
      <text:p text:style-name="P17"><text:s text:c="2"/>- PVectors to represent the location and velocity of the ship, alien, alien laser, and explosions</text:p>
      <text:p text:style-name="P17"/>
      <text:p text:style-name="P17"><text:s text:c="2"/>- ArrayLists of PVectors to represent location and velocity of the ship laser bolts</text:p>
      <text:p text:style-name="P17"/>
      <text:p text:style-name="P17"><text:s text:c="2"/>- Floats, Integers, Booleans, and Arrays to represent game variables and parameters</text:p>
      <text:p text:style-name="P17"/>
      <text:p text:style-name="P17"><text:s text:c="2"/>- ArrayLists of PVectors, Booleans, Floats and Integer's to represent asteroid variables</text:p>
      <text:p text:style-name="P17"/>
      <text:p text:style-name="Heading_20_3">Methods</text:p>
      <text:p text:style-name="P17"/>
      <text:p text:style-name="P17"><text:s text:c="2"/>- Initialise functions to initialise variables for the start of the game, new ship lives, and new levels</text:p>
      <text:p text:style-name="P17"/>
      <text:p text:style-name="P17"><text:s text:c="2"/>- Draw functions to draw elements of the game composition to the display for each frame of the game</text:p>
      <text:p text:style-name="P17"/>
      <text:p text:style-name="P17"><text:s text:c="2"/>- Move functions to animat<text:span text:style-name="T17">e</text:span> movement of the ship, asteroids, laser bolts, and the alien</text:p>
      <text:p text:style-name="P17"/>
      <text:p text:style-name="P17"><text:s text:c="2"/>- Collision detection functions with rectangular and circular collision detection to detect collisions between the ship, asteroids, laser bolts, and the alien</text:p>
      <text:p text:style-name="P17"/>
      <text:p text:style-name="P17"><text:s text:c="2"/>- Wait functions to spawn new elements of the game composition during play, <text:span text:style-name="T18">for</text:span> the ship, the alien, and alien laser bolts</text:p>
      <text:p text:style-name="P17"/>
      <text:p text:style-name="P17"><text:s text:c="2"/>- Explode functions to start explosion animations for the ship, asteroids, and the alien</text:p>
      <text:p text:style-name="P17"/>
      <text:p text:style-name="P17"><text:soft-page-break/><text:s text:c="2"/>- Keys functions to detect and process key press and key release events so the user control of the game is responsive and fluid</text:p>
      <text:p text:style-name="P17"/>
      <text:p text:style-name="P17"><text:s text:c="2"/>- Accelerate function to accelerate and decelerate the ship when the user presse<text:span text:style-name="T19">s</text:span> the up or down arrow key</text:p>
      <text:p text:style-name="P17"/>
      <text:p text:style-name="P17"><text:s text:c="2"/>- Life function to move the ship to one of it’s remaining lives</text:p>
      <text:p text:style-name="P17"/>
      <text:p text:style-name="P17"><text:s text:c="2"/>- Spawn function to spawn an asteroid</text:p>
      <text:p text:style-name="P17"/>
      <text:p text:style-name="P17"><text:s text:c="2"/>- Hit function to control behaviour when an asteroid is destroyed</text:p>
      <text:p text:style-name="P17"/>
      <text:p text:style-name="P17"><text:s text:c="2"/>- Fire function to fire the ships laser bolt</text:p>
      <text:p text:style-name="P17"/>
      <text:p text:style-name="Heading_20_3">Documentation</text:p>
      <text:p text:style-name="P17"/>
      <text:p text:style-name="P17"><text:s text:c="2"/>- Libre Office to create the game documentation</text:p>
      <text:p text:style-name="P17"/>
      <text:p text:style-name="Heading_20_3">Overview video</text:p>
      <text:p text:style-name="P17"/>
      <text:p text:style-name="P17"><text:s text:c="2"/>- Kazam to record video screen shots, and Shotcut to compose the overview video</text:p>
      <text:p text:style-name="P17"/>
      <text:h text:style-name="Heading_20_2" text:outline-level="2">Design decisions that lead to your implementation</text:h>
      <text:p text:style-name="P17"/>
      <text:p text:style-name="P17"><text:span text:style-name="T20">We b</text:span>ased the design of the procedural implementation of the video game on childhood memories of playing asteroids on the Atari 2600. <text:span text:style-name="T20">The object oriented implementation was designed to be more similar to the version in the youtube video on the assignments moodle page.</text:span></text:p>
      <text:p text:style-name="P17"/>
      <text:p text:style-name="P17"><text:span text:style-name="T20">We c</text:span>hose values for game parameters that would make the game fun, and to make it more difficult as game play proceeds and level up<text:span text:style-name="T20">s</text:span> occurred<text:span text:style-name="T20">.</text:span></text:p>
      <text:p text:style-name="P17"/>
      <text:h text:style-name="Heading_20_2" text:outline-level="2"><text:soft-page-break/>Outline which parts of the project were contributed by each team member</text:h>
      <text:p text:style-name="P17"/>
      <text:p text:style-name="Heading_20_3">Matthew Watts</text:p>
      <text:p text:style-name="Text_20_body"/>
      <text:p text:style-name="P17"><text:s text:c="2"/>- designed the procedural implementation of the video game</text:p>
      <text:p text:style-name="P17"><text:s text:c="2"/>- wrote the procedural implementation</text:p>
      <text:p text:style-name="P17"><text:s text:c="2"/>- tested and debugged the procedural implementation</text:p>
      <text:p text:style-name="P17"><text:s text:c="2"/>- wrote the documentation</text:p>
      <text:p text:style-name="P17"><text:s text:c="2"/>- created the git repository</text:p>
      <text:p text:style-name="P17"><text:s text:c="2"/>- facilitated the overview video</text:p>
      <text:p text:style-name="P17"><text:s text:c="2"/>- created components of the overview video</text:p>
      <text:p text:style-name="P17"/>
      <text:p text:style-name="Heading_20_3">Christopher Davidson</text:p>
      <text:p text:style-name="P17"/>
      <text:p text:style-name="P17"><text:s text:c="2"/>- designed the object oriented implementation of the video game</text:p>
      <text:p text:style-name="P17"><text:s text:c="2"/>- wrote the object oriented implementation</text:p>
      <text:p text:style-name="P17"><text:s text:c="2"/>- tested and debugged the object oriented implementation</text:p>
      <text:p text:style-name="P17"><text:s text:c="2"/>- <text:span text:style-name="T11">created the slack channel for team communication</text:span></text:p>
      <text:p text:style-name="P17"><text:s text:c="2"/>- created components of the overview video</text:p>
      <text:p text:style-name="P17"/>
      <text:p text:style-name="Heading_20_3">Marcus Girard</text:p>
      <text:p text:style-name="P17"/>
      <text:p text:style-name="P17"><text:s text:c="2"/>- wr<text:span text:style-name="T12">o</text:span>te the level counter, lives counter <text:span text:style-name="T13">and ship lives implementation</text:span></text:p>
      <text:p text:style-name="P17"><text:s text:c="2"/>- <text:span text:style-name="T12">extensively </text:span>test<text:span text:style-name="T12">ed</text:span> the implementation<text:span text:style-name="T20">s</text:span></text:p>
      <text:p text:style-name="P17"><text:s text:c="2"/>- <text:span text:style-name="T12">facilitated the design of the game-play</text:span></text:p>
      <text:p text:style-name="P17"><text:s text:c="2"/>- <text:span text:style-name="T12">lead the design decisions to replicate the Atari 2600 version of the game</text:span></text:p>
      <text:p text:style-name="P17"><text:s text:c="2"/>- <text:span text:style-name="T12">designated and assigned tasks to team members</text:span></text:p>
      <text:p text:style-name="P17"><text:s text:c="2"/>- created the activity diagram</text:p>
      <text:p text:style-name="P17"/>
      <text:h text:style-name="P34" text:outline-level="2">O<text:span text:style-name="T14">vercame challenges faced through the project</text:span></text:h>
      <text:p text:style-name="P18"/>
      <text:p text:style-name="Heading_20_3"><text:soft-page-break/>Teamwork</text:p>
      <text:p text:style-name="P21"/>
      <text:p text:style-name="P19">We had problems of communication and task scheduling. Each of us had competing priorities including heavy uni workloads, work commitments, and family commitments.</text:p>
      <text:p text:style-name="P21"/>
      <text:p text:style-name="P35">Complexity</text:p>
      <text:p text:style-name="P19"/>
      <text:p text:style-name="P19">As the program became <text:span text:style-name="T15">larger and</text:span> more complex, it became <text:span text:style-name="T15">increasingly</text:span> difficult to ensure the software was running robustly. <text:span text:style-name="T15">The program became much larger and it was more difficult to find variable and function references. The program became more complex and it was more difficult to find and identify programming errors.</text:span></text:p>
      <text:p text:style-name="P19"/>
      <text:p text:style-name="Heading_20_3">Overcoming challenges</text:p>
      <text:p text:style-name="P20"/>
      <text:p text:style-name="P20">The<text:span text:style-name="T15">re</text:span> <text:span text:style-name="T15">were a range of techniques </text:span>we <text:span text:style-name="T15">used to</text:span> overc<text:span text:style-name="T15">o</text:span>me these challenges <text:span text:style-name="T15">and </text:span>to better facilitate team programming, <text:span text:style-name="T15">including:</text:span></text:p>
      <text:p text:style-name="P20">- <text:span text:style-name="T15">A</text:span> variety of communication methods: email, a slack channel, a git repository, regular meetings between team members</text:p>
      <text:p text:style-name="P20">- <text:span text:style-name="T16">Having a team leader to lead the design, and designate and assign tasks to team members</text:span></text:p>
      <text:p text:style-name="P20">- <text:span text:style-name="T15">I</text:span>mproved commenting and documentation</text:p>
      <text:p text:style-name="P20">- <text:span text:style-name="T15">R</text:span>evised designs <text:span text:style-name="T15">and naming of variables and functions</text:span></text:p>
      <text:p text:style-name="P20">- <text:span text:style-name="T15">F</text:span>requent iterations of programming, testing, and discussion</text:p>
      <text:p text:style-name="P20">- <text:span text:style-name="T15">Rewriting the program in an object oriented framework to better facilitate the expanding scope of the project</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0</meta:editing-cycles>
    <meta:creation-date>2018-05-02T04:53:00</meta:creation-date>
    <dc:date>2018-05-20T17:37:50.306239893</dc:date>
    <meta:editing-duration>PT7H25M23S</meta:editing-duration>
    <meta:generator>LibreOffice/5.1.6.2$Linux_X86_64 LibreOffice_project/10m0$Build-2</meta:generator>
    <meta:document-statistic meta:table-count="2" meta:image-count="0" meta:object-count="4" meta:page-count="11" meta:paragraph-count="150" meta:word-count="1893" meta:character-count="11106" meta:non-whitespace-character-count="92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Default"/>
        <table:table-row table:style-name="ro1">
          <table:table-cell table:style-name="ce1" office:value-type="string" calcext:value-type="string">
            <text:p>Parameter</text:p>
          </table:table-cell>
          <table:table-cell table:style-name="ce1" office:value-type="string" calcext:value-type="string">
            <text:p>Value</text:p>
          </table:table-cell>
          <table:table-cell table:style-name="ce1"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size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 medium, small}</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row table:style-name="ro1">
          <table:table-cell office:value-type="string" calcext:value-type="string">
            <text:p>display size</text:p>
          </table:table-cell>
          <table:table-cell table:style-name="Default" office:value-type="string" calcext:value-type="string">
            <text:p>{500, 650}</text:p>
          </table:table-cell>
          <table:table-cell office:value-type="string" calcext:value-type="string">
            <text:p>display {width, heigh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1:45:1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